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MapSize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1" office:value-type="string" calcext:value-type="string">
            <text:p>BACKGROUND</text:p>
          </table:table-cell>
          <table:table-cell table:number-columns-repeated="2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7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15" office:value-type="string" calcext:value-type="string">
            <text:p>GRAS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15" office:value-type="string" calcext:value-type="string">
            <text:p>GRAS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15" office:value-type="string" calcext:value-type="string">
            <text:p>GRAS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2" office:value-type="string" calcext:value-type="string">
            <text:p>GRASS</text:p>
          </table:table-cell>
          <table:table-cell table:number-columns-repeated="3" office:value-type="string" calcext:value-type="string">
            <text:p>DIRT</text:p>
          </table:table-cell>
          <table:table-cell table:number-columns-repeated="14" office:value-type="string" calcext:value-type="string">
            <text:p>GRAS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9" office:value-type="string" calcext:value-type="string">
            <text:p>DIRT</text:p>
          </table:table-cell>
          <table:table-cell office:value-type="string" calcext:value-type="string">
            <text:p>GRASS</text:p>
          </table:table-cell>
          <table:table-cell table:number-columns-repeated="15" office:value-type="string" calcext:value-type="string">
            <text:p>DIR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2" office:value-type="string" calcext:value-type="string">
            <text:p>GRASS</text:p>
          </table:table-cell>
          <table:table-cell table:number-columns-repeated="3" office:value-type="string" calcext:value-type="string">
            <text:p>DIRT</text:p>
          </table:table-cell>
          <table:table-cell table:number-columns-repeated="14" office:value-type="string" calcext:value-type="string">
            <text:p>GRAS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15" office:value-type="string" calcext:value-type="string">
            <text:p>GRAS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15" office:value-type="string" calcext:value-type="string">
            <text:p>GRAS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7" office:value-type="string" calcext:value-type="string">
            <text:p>-</text:p>
          </table:table-cell>
        </table:table-row>
        <table:table-row table:style-name="ro1">
          <table:table-cell/>
          <table:table-cell table:style-name="ce1" office:value-type="string" calcext:value-type="string">
            <text:p>MIDGROUND</text:p>
          </table:table-cell>
          <table:table-cell table:number-columns-repeated="2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7" office:value-type="string" calcext:value-type="string">
            <text:p>BOX_COLLI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_COLLIDER</text:p>
          </table:table-cell>
          <table:table-cell office:value-type="string" calcext:value-type="string">
            <text:p>TREE_TRUNK_SMALL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BOX_COLLID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X_COLLIDER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OX_COLLID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X_COLLID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17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OX_COLLID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X_COLLIDER</text:p>
          </table:table-cell>
          <table:table-cell table:number-columns-repeated="25" office:value-type="string" calcext:value-type="string">
            <text:p>-</text:p>
          </table:table-cell>
          <table:table-cell office:value-type="string" calcext:value-type="string">
            <text:p>BOX_COLLID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X_COLLIDER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BOX_COLLIDER</text:p>
          </table:table-cell>
          <table:table-cell table:number-columns-repeated="15" office:value-type="string" calcext:value-type="string">
            <text:p>-</text:p>
          </table:table-cell>
          <table:table-cell office:value-type="string" calcext:value-type="string">
            <text:p>BOX_COLLID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X_COLLIDER</text:p>
          </table:table-cell>
          <table:table-cell table:number-columns-repeated="20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OX_COLLID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X_COLLIDER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BOX_COLLID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X_COLLIDER</text:p>
          </table:table-cell>
          <table:table-cell office:value-type="string" calcext:value-type="string">
            <text:p>TREE_TRUNK_SMA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TREE_TRUNK_SMALL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office:value-type="string" calcext:value-type="string">
            <text:p>BOX_COLLID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7" office:value-type="string" calcext:value-type="string">
            <text:p>BOX_COLLIDER</text:p>
          </table:table-cell>
        </table:table-row>
        <table:table-row table:style-name="ro1">
          <table:table-cell/>
          <table:table-cell table:style-name="ce1" office:value-type="string" calcext:value-type="string">
            <text:p>FOREGROUND</text:p>
          </table:table-cell>
          <table:table-cell table:number-columns-repeated="2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7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7"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7"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7"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 office:value-type="string" calcext:value-type="string">
            <text:p>-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 office:value-type="string" calcext:value-type="string">
            <text:p>-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7" office:value-type="string" calcext:value-type="string">
            <text:p>-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7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3">0000-00-00</text:date>, <text:time style:data-style-name="N2" text:time-value="18:49:27.0556045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5T14:56:55.222250942</meta:creation-date>
    <dc:date>2014-11-03T18:51:41.364694650</dc:date>
    <meta:editing-duration>P8DT24M46S</meta:editing-duration>
    <meta:editing-cycles>11</meta:editing-cycles>
    <meta:generator>LibreOffice/4.2.6.3$Linux_X86_64 LibreOffice_project/420m0$Build-3</meta:generator>
    <meta:document-statistic meta:table-count="1" meta:cell-count="846" meta:object-count="0"/>
  </office:meta>
</office:document-meta>
</file>